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14e9" officeooo:paragraph-rsid="001a14e9"/>
    </style:style>
    <style:style style:name="P2" style:family="paragraph" style:parent-style-name="Standard" style:list-style-name="L1">
      <style:text-properties officeooo:rsid="001a14e9" officeooo:paragraph-rsid="001a14e9"/>
    </style:style>
    <style:style style:name="P3" style:family="paragraph" style:parent-style-name="Standard" style:list-style-name="L1">
      <style:text-properties officeooo:paragraph-rsid="001a14e9"/>
    </style:style>
    <style:style style:name="P4" style:family="paragraph" style:parent-style-name="Standard" style:list-style-name="L1">
      <style:text-properties officeooo:rsid="001b42e1" officeooo:paragraph-rsid="001b42e1"/>
    </style:style>
    <style:style style:name="P5" style:family="paragraph" style:parent-style-name="Standard">
      <style:text-properties officeooo:rsid="001b42e1" officeooo:paragraph-rsid="001b42e1"/>
    </style:style>
    <style:style style:name="T1" style:family="text">
      <style:text-properties officeooo:rsid="001a14e9"/>
    </style:style>
    <style:style style:name="T2" style:family="text">
      <style:text-properties officeooo:rsid="001b42e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W:5</text:p>
      <text:p text:style-name="P1">Anish Mohan</text:p>
      <text:p text:style-name="P1"/>
      <text:p text:style-name="P1">1. Difference between Two Class Support Vector machine and Two class locally deep support vector machine</text:p>
      <text:p text:style-name="P1"/>
      <text:list xml:id="list512398457885828111" text:style-name="L1">
        <text:list-item>
          <text:p text:style-name="P3"><text:span text:style-name="T1">Definitions:</text:span></text:p>
          <text:list>
            <text:list-item>
              <text:p text:style-name="P3"><text:span text:style-name="T1">Two-Class Support Vector Machine: Standard Support Vector Machine which uses linear or non-linear kernel to separate data points from two classes.</text:span></text:p>
            </text:list-item>
            <text:list-item>
              <text:p text:style-name="P2">Two-Class locally deep Support Vector Machine: A modified SVM which uses a new kernel to estimate the separating hyperplane between two classes</text:p>
            </text:list-item>
          </text:list>
        </text:list-item>
        <text:list-item>
          <text:p text:style-name="P2">Differences:</text:p>
          <text:list>
            <text:list-item>
              <text:p text:style-name="P2"><text:s/>A standard two class SVM uses known kernels like Linear, Radial, Gaussian, Polynomial etc. <text:span text:style-name="T2">The same kernel is used for each data point.</text:span></text:p>
            </text:list-item>
            <text:list-item>
              <text:p text:style-name="P2">A Locally deep SVM, uses a new kernel that has the following properties:</text:p>
              <text:list>
                <text:list-item>
                  <text:p text:style-name="P2">LD-<text:span text:style-name="T2">SVM learns different kernel for data points. </text:span></text:p>
                </text:list-item>
                <text:list-item>
                  <text:p text:style-name="P4">The learnt Kernel is a composite of a local kernel (based on structure of local neighborhood) and a global kernel like the one used in two-class SVM</text:p>
                </text:list-item>
                <text:list-item>
                  <text:p text:style-name="P4">LD-SVM learns the local structure around the data points using tree based algorithm.</text:p>
                </text:list-item>
              </text:list>
            </text:list-item>
          </text:list>
        </text:list-item>
      </text:list>
      <text:p text:style-name="P1"/>
      <text:list xml:id="list110824547199715" text:continue-numbering="true" text:style-name="L1">
        <text:list-item>
          <text:p text:style-name="P2">How to select relevant algorithm?</text:p>
          <text:list>
            <text:list-item>
              <text:p text:style-name="P2">A speed of a standard SVM depends on calculations of the support vectors which an grow linearly with the size of the data. </text:p>
            </text:list-item>
            <text:list-item>
              <text:p text:style-name="P2">For high accuracy with large datasets and run time of algorithms not being an issue: - Continue to use Standard SVM.</text:p>
            </text:list-item>
            <text:list-item>
              <text:p text:style-name="P2">If accuracy can be sacrificed for reducing run time of SVM algorithm then use Locally Deep SVM.</text:p>
            </text:list-item>
            <text:list-item>
              <text:p text:style-name="P4">LD-SVM can be used in cases where linear kernel in SVM does not produce good results but non-linear kernels do.</text:p>
            </text:list-item>
            <text:list-item>
              <text:p text:style-name="P2">Usage scenarios:</text:p>
              <text:list>
                <text:list-item>
                  <text:p text:style-name="P2">For realtime scenarios, locally deep SVM might be a better choice than standard two class SVM</text:p>
                </text:list-item>
                <text:list-item>
                  <text:p text:style-name="P2">For offline class separation scenarios, two-class SVM might be a better choice than locally deep SVM.</text:p>
                </text:list-item>
              </text:list>
            </text:list-item>
            <text:list-item>
              <text:p text:style-name="P4">Some documentation specifies that <text:s/>LD-SVM can only be used for binary classification; However it is not clear to my why we cannot use multiple LD-SVM for multiple classes.</text:p>
              <text:p text:style-name="P4"/>
            </text:list-item>
          </text:list>
        </text:list-item>
      </text:list>
      <text:p text:style-name="P5">Reference:</text:p>
      <text:p text:style-name="P5">1. <text:a xlink:type="simple" xlink:href="http://manikvarma.org/pubs/jose13.pdf" text:style-name="Internet_20_link" text:visited-style-name="Visited_20_Internet_20_Link">http://manikvarma.org/pubs/jose13.pdf</text:a></text:p>
      <text:p text:style-name="P5">2. <text:a xlink:type="simple" xlink:href="https://msdn.microsoft.com/en-us/library/azure/dn913070.aspx" text:style-name="Internet_20_link" text:visited-style-name="Visited_20_Internet_20_Link">https://msdn.microsoft.com/en-us/library/azure/dn913070.aspx</text:a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0:50:21.898829352</meta:creation-date>
    <meta:generator>LibreOffice/5.1.6.2$Linux_X86_64 LibreOffice_project/10m0$Build-2</meta:generator>
    <meta:editing-duration>PT7M13S</meta:editing-duration>
    <meta:editing-cycles>2</meta:editing-cycles>
    <dc:date>2017-05-24T11:08:23.833041171</dc:date>
    <meta:document-statistic meta:table-count="0" meta:image-count="0" meta:object-count="0" meta:page-count="1" meta:paragraph-count="25" meta:word-count="319" meta:character-count="1911" meta:non-whitespace-character-count="1631"/>
  </office:meta>
</office:document-meta>
</file>